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Anmeldung">
      <style:text-properties officeooo:paragraph-rsid="001f46de"/>
    </style:style>
    <style:style style:name="P2" style:family="paragraph" style:parent-style-name="Text_20_Body_20_Anmeldung">
      <style:text-properties officeooo:paragraph-rsid="007dc631"/>
    </style:style>
    <style:style style:name="P3" style:family="paragraph" style:parent-style-name="Text_20_Body_20_Anmeldung">
      <style:text-properties officeooo:paragraph-rsid="009d32e4"/>
    </style:style>
    <style:style style:name="P4" style:family="paragraph" style:parent-style-name="Text_20_Body_20_Anmeldung">
      <style:text-properties officeooo:paragraph-rsid="009fdacb"/>
    </style:style>
    <style:style style:name="P5" style:family="paragraph" style:parent-style-name="Text_20_Body_20_Anmeldung">
      <style:text-properties officeooo:paragraph-rsid="00a1a356"/>
    </style:style>
    <style:style style:name="P6" style:family="paragraph" style:parent-style-name="Heading_20_Anmeldung">
      <style:text-properties officeooo:paragraph-rsid="009cbf98"/>
    </style:style>
    <style:style style:name="P7" style:family="paragraph" style:parent-style-name="Heading_20_Big" style:master-page-name="Standard">
      <style:paragraph-properties style:page-number="auto"/>
      <style:text-properties officeooo:paragraph-rsid="002931d8"/>
    </style:style>
    <style:style style:name="T1" style:family="text">
      <style:text-properties officeooo:rsid="002931d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1">ANMELDUNG</text:span></text:span></text:p>
      <text:p text:style-name="P1"><text:span text:style-name="Absatz-Standardschriftart">Zur Eintragung in das Handelsregister wird folgende Neueintragung angemeldet:</text:span></text:p>
      <text:p text:style-name="Heading_20_Anmeldung"><text:span text:style-name="Absatz-Standardschriftart">Firma</text:span></text:p>
      <text:p text:style-name="Text_20_Body_20_Anmeldung"><text:bookmark-start text:name="input.FirmaGerman"/>Dies und Das<text:bookmark-end text:name="input.FirmaGerman"/><text:span text:style-name="Absatz-Standardschriftart"> AG</text:span></text:p>
      <text:p text:style-name="Heading_20_Anmeldung"><text:span text:style-name="Absatz-Standardschriftart">Übersetzungen der Firma</text:span></text:p>
      <text:p text:style-name="P5">Cette et Ca<text:span text:style-name="Absatz-Standardschriftart"> SA</text:span></text:p>
      <text:p text:style-name="P4">This and That<text:span text:style-name="Absatz-Standardschriftart"> Ltd</text:span></text:p>
      <text:p text:style-name="P3"><text:span text:style-name="Absatz-Standardschriftart"/></text:p>
      <text:p text:style-name="P6"><text:span text:style-name="Absatz-Standardschriftart">Sitz</text:span></text:p>
      <text:p text:style-name="Text_20_Body_20_Anmeldung">Cham<text:span text:style-name="Absatz-Standardschriftart"> / </text:span>Zug</text:p>
      <text:p text:style-name="Heading_20_Anmeldung"><text:span text:style-name="Absatz-Standardschriftart">Domizil</text:span></text:p>
      <text:p text:style-name="P2">c/o Martin Muster<text:span text:style-name="Absatz-Standardschriftart">, </text:span>Entenstrasse<text:span text:style-name="Absatz-Standardschriftart"> </text:span>19b<text:span text:style-name="Absatz-Standardschriftart">, </text:span>6330<text:span text:style-name="Absatz-Standardschriftart"> </text:span>Cham</text:p>
      <text:p text:style-name="Heading_20_Anmeldung"><text:span text:style-name="Absatz-Standardschriftart">Rechtsform</text:span></text:p>
      <text:p text:style-name="Text_20_Body_20_Anmeldung"><text:span text:style-name="Absatz-Standardschriftart">Aktiengesellschaft</text:span></text:p>
      <text:p text:style-name="Heading_20_Anmeldung"><text:span text:style-name="Absatz-Standardschriftart">Statutendatum</text:span></text:p>
      <text:p text:style-name="Text_20_Body_20_Anmeldung">02.04.2020</text:p>
      <text:p text:style-name="Heading_20_Anmeldung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font-name="Verdana" fo:font-family="Verdana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00%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RightAlign" style:family="paragraph" style:parent-style-name="Standard">
      <style:paragraph-properties fo:text-align="end" style:justify-single-word="false"/>
    </style:style>
    <style:style style:name="Heading_20_Big" style:display-name="Heading Big" style:family="paragraph" style:parent-style-name="Standard" style:next-style-name="Text_20_body" style:master-page-name="">
      <style:paragraph-properties fo:margin-top="0in" fo:margin-bottom="0.2201in" loext:contextual-spacing="false" style:page-number="auto" fo:keep-with-next="always"/>
      <style:text-properties fo:font-size="16pt" fo:font-weight="bold"/>
    </style:style>
    <style:style style:name="HeadingRoman" style:family="paragraph" style:parent-style-name="Standard" style:master-page-name="">
      <style:paragraph-properties fo:margin-top="0.3071in" fo:margin-bottom="0.1535in" loext:contextual-spacing="false" style:page-number="auto" fo:keep-with-next="always"/>
      <style:text-properties fo:font-size="11pt" fo:font-weight="bold"/>
    </style:style>
    <style:style style:name="Fett-Text" style:family="paragraph" style:parent-style-name="Text_20_body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ext_20_Body_20_Top_20_Space" style:display-name="Text Body Top Space" style:family="paragraph" style:parent-style-name="Text_20_body" style:next-style-name="Text_20_body">
      <style:paragraph-properties fo:margin-top="0.1374in" fo:margin-bottom="0.1374in" loext:contextual-spacing="false"/>
    </style:style>
    <style:style style:name="Hanging_20_indent" style:display-name="Hanging indent" style:family="paragraph" style:parent-style-name="Text_20_body" style:class="text">
      <style:paragraph-properties fo:margin-left="0.2953in" fo:margin-right="0in" fo:text-indent="-0.2953in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_20_Indent" style:display-name="Text Indent" style:family="paragraph" style:parent-style-name="Text_20_body">
      <style:paragraph-properties fo:margin-left="0.2953in" fo:margin-right="0in" fo:text-indent="0in" style:auto-text-indent="false"/>
    </style:style>
    <style:style style:name="Text_20_Right_20_Align" style:display-name="Text Right Align" style:family="paragraph" style:parent-style-name="Text_20_body">
      <style:paragraph-properties fo:text-align="end" style:justify-single-word="false"/>
    </style:style>
    <style:style style:name="Hanging_20_Indent_20_Heading" style:display-name="Hanging Indent Heading" style:family="paragraph" style:parent-style-name="Hanging_20_indent" style:next-style-name="Text_20_body_20_indent" style:master-page-name="">
      <style:paragraph-properties style:page-number="auto" fo:keep-with-next="always"/>
    </style:style>
    <style:style style:name="Table_20_Right_20_Align" style:display-name="Table Right Align" style:family="paragraph" style:parent-style-name="Table_20_Contents" style:master-page-name="">
      <style:paragraph-properties fo:text-align="end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padding="0.0193in" fo:border-left="none" fo:border-right="none" fo:border-top="0.06pt solid #000000" fo:border-bottom="none" text:number-lines="false" text:line-number="0">
        <style:tab-stops>
          <style:tab-stop style:position="6.6929in" style:type="right"/>
        </style:tab-stops>
      </style:paragraph-properties>
      <style:text-properties fo:font-size="9pt"/>
    </style:style>
    <style:style style:name="Footer_20_left" style:display-name="Footer left" style:family="paragraph" style:parent-style-name="Standard" style:class="extra" style:master-page-name="">
      <style:paragraph-properties style:page-number="auto" fo:padding="0.0193in" fo:border-left="none" fo:border-right="none" fo:border-top="0.06pt solid #000000" fo:border-bottom="none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fo:font-size="9pt"/>
    </style:style>
    <style:style style:name="Heading_20_Anmeldung" style:display-name="Heading Anmeldung" style:family="paragraph" style:parent-style-name="HeadingRoman" style:next-style-name="Text_20_body">
      <style:paragraph-properties fo:margin-top="0.1535in" fo:margin-bottom="0in" loext:contextual-spacing="false">
        <style:tab-stops/>
      </style:paragraph-properties>
    </style:style>
    <style:style style:name="Text_20_Body_20_Anmeldung_20_Personen" style:display-name="Text Body Anmeldung Personen" style:family="paragraph" style:parent-style-name="Text_20_body" style:master-page-name="">
      <style:paragraph-properties fo:margin-top="0in" fo:margin-bottom="0in" loext:contextual-spacing="false" fo:line-height="100%" fo:keep-together="always" fo:orphans="0" fo:widows="0" style:page-number="auto">
        <style:tab-stops>
          <style:tab-stop style:position="2.9528in"/>
        </style:tab-stops>
      </style:paragraph-properties>
    </style:style>
    <style:style style:name="Heading_20_Indent_20_Anmeldung" style:display-name="Heading Indent Anmeldung" style:family="paragraph" style:parent-style-name="Hanging_20_indent">
      <style:paragraph-properties fo:margin-top="0in" fo:margin-bottom="0in" loext:contextual-spacing="false" fo:line-height="100%"/>
    </style:style>
    <style:style style:name="Text_20_Body_20_Anm_20_Pers_20_TopSpace" style:display-name="Text Body Anm Pers TopSpace" style:family="paragraph" style:parent-style-name="Text_20_Body_20_Anmeldung_20_Personen">
      <style:paragraph-properties fo:margin-top="0.1374in" fo:margin-bottom="0in" loext:contextual-spacing="false"/>
    </style:style>
    <style:style style:name="Text_20_Body_20_Anmeldung" style:display-name="Text Body Anmeldung" style:family="paragraph" style:parent-style-name="Text_20_body" style:master-page-name="">
      <style:paragraph-properties fo:margin-top="0in" fo:margin-bottom="0in" loext:contextual-spacing="false" style:page-number="auto"/>
    </style:style>
    <style:style style:name="DocumentMap" style:family="paragraph" style:default-outline-level="">
      <style:paragraph-properties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0pt" fo:language="de" fo:country="CH" style:letter-kerning="true" style:font-name-asian="Times New Roman1" style:font-family-asian="'Times New Roman'" style:font-family-generic-asian="system" style:font-pitch-asian="variable" style:font-size-asian="10pt" style:language-asian="ar" style:country-asian="SA" style:font-name-complex="Liberation Serif1" style:font-family-complex="'Liberation Serif'" style:font-family-generic-complex="system" style:font-pitch-complex="variable" style:font-size-complex="12pt" fo:hyphenate="true" fo:hyphenation-remain-char-count="2" fo:hyphenation-push-char-count="2"/>
    </style:style>
    <style:style style:name="Listenabsatz" style:family="paragraph" style:parent-style-name="Standard" style:default-outline-level="">
      <style:paragraph-properties fo:margin-left="0.5in" fo:margin-right="0in" fo:margin-top="0.1945in" fo:margin-bottom="0in" loext:contextual-spacing="false" fo:text-indent="0in" style:auto-text-indent="false"/>
    </style:style>
    <style:style style:name="Standard1" style:family="paragraph" style:default-outline-level="">
      <style:paragraph-properties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0" style:font-family-asian="0" style:font-family-generic-asian="system" style:font-pitch-asian="variable" style:font-size-asian="12pt" style:language-asian="de" style:country-asian="CH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ered_20_Anmeldung" style:display-name="Numered Anmeldung" style:family="paragraph" style:parent-style-name="Heading_20_Indent_20_Anmeldung" style:list-style-name="Numbering_20_123">
      <style:paragraph-properties fo:margin-left="0.2953in" fo:margin-right="0in" fo:text-indent="-0.2953in" style:auto-text-indent="false">
        <style:tab-stops>
          <style:tab-stop style:position="0.2953in"/>
        </style:tab-stops>
      </style:paragraph-properties>
    </style:style>
    <style:style style:name="Absatz-Standardschriftart" style:family="text"/>
    <style:style style:name="Default_20_Paragraph_20_Font" style:display-name="Default Paragraph Font" style:family="text">
      <style:text-properties style:font-name="Verdana" fo:font-family="Verdana" style:font-style-name="Regular" style:font-family-generic="swiss" style:font-pitch="variable" fo:font-size="10pt"/>
    </style:style>
    <style:style style:name="ProxeusFormula" style:family="text">
      <style:text-properties fo:color="#127622" fo:language="zxx" fo:country="none" style:letter-kerning="true"/>
    </style:style>
    <style:style style:name="Platzhaltertext" style:family="text">
      <style:text-properties fo:color="#808080"/>
    </style:style>
    <style:style style:name="Character_5f_20_5f_style" style:display-name="Character_20_style" style:family="text"/>
    <style:style style:name="Fett" style:family="text">
      <style:text-properties fo:font-weight="bold" style:font-weight-asian="bold"/>
    </style:style>
    <style:style style:name="Titel_20_Zchn" style:display-name="Titel Zchn" style:family="text">
      <style:text-properties style:font-name="Arial" fo:font-family="Arial" style:font-family-generic="roman" style:font-pitch="variable" fo:font-size="24pt" style:font-name-asian="Times New Roman1" style:font-family-asian="'Times New Roman'" style:font-family-generic-asian="system" style:font-pitch-asian="variable" style:font-size-asian="24pt" style:language-asian="de" style:country-asian="DE"/>
    </style:style>
    <style:style style:name="ProxeusCode" style:family="text" style:parent-style-name="ProxeusFormula">
      <style:text-properties fo:color="#3465a4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>
      <style:text-properties style:font-name="Verdana1" fo:font-family="Verdana" style:font-family-generic="swiss" style:font-pitch="variable" fo:font-size="8pt" style:font-size-asian="7pt" style:font-size-complex="8pt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Default_20_Paragraph_20_Font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4" style:num-format="1" text:display-levels="4">
        <style:list-level-properties text:list-level-position-and-space-mode="label-alignment" fo:text-align="end">
          <style:list-level-label-alignment text:label-followed-by="listtab" fo:text-indent="-0.2953in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6" style:num-suffix=")" style:num-format="i">
        <style:list-level-properties text:list-level-position-and-space-mode="label-alignment">
          <style:list-level-label-alignment text:label-followed-by="listtab" fo:text-indent="-0.4134in" fo:margin-left="0.4134in"/>
        </style:list-level-properties>
      </text:list-level-style-number>
      <text:list-level-style-number text:level="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8" style:num-prefix="(" style:num-suffix=")" style:num-format="i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9" style:num-prefix="(" style:num-suffix=")" style:num-format="a" style:num-letter-sync="true" text:start-value="27">
        <style:list-level-properties text:list-level-position-and-space-mode="label-alignment">
          <style:list-level-label-alignment text:label-followed-by="listtab" fo:text-indent="-0.4138in" fo:margin-left="0.82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7874in" fo:margin-left="1.378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Anmeldung Handelsregister Gründung <text:bookmark-ref text:reference-format="text" text:ref-name="input.FirmaGerman">Dies und Das</text:bookmark-ref><text:s/>AG<text:tab/>Seite 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08:45:08.699000000</meta:creation-date>
    <dc:date>2020-06-23T10:19:28.012687690</dc:date>
    <meta:editing-duration>PT15H5M41S</meta:editing-duration>
    <meta:editing-cycles>121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51" meta:character-count="336" meta:non-whitespace-character-count="301"/>
  </office:meta>
</office:document-meta>
</file>